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/>
    <style:font-face style:name="DAAAAA+LiberationSerif-Bold" svg:font-family="DAAAAA+LiberationSerif-Bold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Verdana" svg:font-family="Verdana" style:font-family-generic="roman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Header">
      <style:text-properties style:font-name="Times New Roman1" fo:font-size="12pt" fo:language="ca" fo:country="ES" style:font-size-asian="12pt" style:font-size-complex="12pt"/>
    </style:style>
    <style:style style:name="P2" style:family="paragraph" style:parent-style-name="Footnote">
      <style:text-properties fo:language="ca" fo:country="ES"/>
    </style:style>
    <style:style style:name="P3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08364a" officeooo:paragraph-rsid="0008364a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4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08364a" officeooo:paragraph-rsid="000e1b3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5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05ee3a" officeooo:paragraph-rsid="0005ee3a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6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099a90" officeooo:paragraph-rsid="000e1b3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7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8" style:family="paragraph" style:parent-style-name="weekday">
      <style:paragraph-properties fo:line-height="150%"/>
      <style:text-properties fo:color="#ff3333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paragraph-rsid="000e1b3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9" style:family="paragraph" style:parent-style-name="weekday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T1" style:family="text">
      <style:text-properties officeooo:rsid="000c125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6a62b"/>
    </style:style>
    <style:style style:name="T4" style:family="text">
      <style:text-properties officeooo:rsid="00099a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lluns 24/09/18</text:p>
      <text:p text:style-name="P5">Comentat apartats 1. Fets exemples 1-1 a 1-4. Fets exercicis 1-1 a 1-5.</text:p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/>
    <style:font-face style:name="DAAAAA+LiberationSerif-Bold" svg:font-family="DAAAAA+LiberationSerif-Bold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Verdana" svg:font-family="Verdana" style:font-family-generic="roman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Times New Roman" fo:font-size="12pt" fo:language="ca" fo:country="ES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default-outline-level="" style:class="list">
      <style:paragraph-properties fo:margin-top="0in" fo:margin-bottom="0.1472in" loext:contextual-spacing="false" fo:text-align="start" style:justify-single-word="false" fo:orphans="2" fo:widows="2" style:writing-mode="lr-tb"/>
      <style:text-properties style:font-name="Lohit Hindi" fo:font-family="'Lohit Hindi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1472in" fo:margin-bottom="0.1472in" loext:contextual-spacing="false" fo:text-align="start" style:justify-single-word="false" fo:orphans="2" fo:widows="2" style:writing-mode="lr-tb"/>
      <style:text-properties style:font-name="Lohit Hindi" fo:font-family="'Lohit Hindi'" style:font-family-generic="roman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style:font-name="Lohit Hindi" fo:font-family="'Lohit Hindi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Footnote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5.9028in"/>
          <style:tab-stop style:position="11.8055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default-outline-level="1" style:class="text">
      <style:paragraph-properties fo:margin-top="0.2937in" fo:margin-bottom="0.1472in" loext:contextual-spacing="false" fo:text-align="start" style:justify-single-word="false" fo:orphans="2" fo:widows="2" style:writing-mode="lr-tb"/>
      <style:text-properties style:font-name="Droid Sans Fallback" fo:font-family="'Droid Sans Fallback'" style:font-family-generic="roman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6.5972in"/>
          <style:tab-stop style:position="13.1953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eekday" style:family="paragraph" style:parent-style-name="Standard">
      <style:paragraph-properties fo:line-height="150%"/>
      <style:text-properties fo:color="#33ff99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ebruary" style:family="paragraph" style:parent-style-name="Standard">
      <style:text-properties fo:color="#ff333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margin-top="0in" fo:margin-bottom="0in" loext:contextual-spacing="false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margin-top="0in" fo:margin-bottom="0in" loext:contextual-spacing="false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ead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5.9028in"/>
          <style:tab-stop style:position="11.8055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e_20_sense_20_emplenament_20_ni_20_línia" style:display-name="Objecte sense emplenament ni línia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uestio" style:family="paragraph" style:default-outline-level="">
      <style:paragraph-properties fo:margin-top="0in" fo:margin-bottom="0.1472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Enllaç_20_d_27_Internet_20_visitat" style:display-name="Enllaç d'Internet visitat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nllaç_20_d_27_Internet" style:display-name="Enllaç d'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ic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ímbols_20_de_20_numeració" style:display-name="Símbols de numeració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_3f_lustració" style:display-name="I?lustració" style:family="paragraph" style:default-outline-level="">
      <style:paragraph-properties fo:margin-top="0.1472in" fo:margin-bottom="0.1472in" loext:contextual-spacing="false" fo:text-align="start" style:justify-single-word="false" fo:orphans="2" fo:widows="2" style:writing-mode="lr-tb"/>
      <style:text-properties style:font-name="Lohit Hindi" fo:font-family="'Lohit Hindi'" style:font-family-generic="roman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Frame_20_contents" style:display-name="Frame contents" style:family="paragraph" style:default-outline-level="" style:class="extra">
      <style:paragraph-properties fo:margin-top="0in" fo:margin-bottom="0.1472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er_20_defecte_5f_1" style:display-name="Per defecte_1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Lohit Hindi" fo:font-family="'Lohit Hindi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urquise3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turquise2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turquise1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2917in" fo:margin-bottom="0.1457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default-outline-level="" style:class="text">
      <style:paragraph-properties fo:margin-left="0in" fo:margin-right="0in" fo:margin-top="0in" fo:margin-bottom="0.2598in" loext:contextual-spacing="false" fo:text-align="start" style:justify-single-word="false" fo:orphans="2" fo:widows="2" fo:text-indent="0.3465in" style:auto-text-indent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istLabel_20_333" style:display-name="ListLabel 333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2" style:display-name="ListLabel 332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1" style:display-name="ListLabel 331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0" style:display-name="ListLabel 330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9" style:display-name="ListLabel 329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8" style:display-name="ListLabel 328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7" style:display-name="ListLabel 327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6" style:display-name="ListLabel 326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5" style:display-name="ListLabel 325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WW_5f_CharLFO7LVL9" style:display-name="WW_CharLFO7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8" style:display-name="WW_CharLFO7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7" style:display-name="WW_CharLFO7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6" style:display-name="WW_CharLFO7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5" style:display-name="WW_CharLFO7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4" style:display-name="WW_CharLFO7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3" style:display-name="WW_CharLFO7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2" style:display-name="WW_CharLFO7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1" style:display-name="WW_CharLFO7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9" style:display-name="WW_CharLFO6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8" style:display-name="WW_CharLFO6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7" style:display-name="WW_CharLFO6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6" style:display-name="WW_CharLFO6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5" style:display-name="WW_CharLFO6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4" style:display-name="WW_CharLFO6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3" style:display-name="WW_CharLFO6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2" style:display-name="WW_CharLFO6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1" style:display-name="WW_CharLFO6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9" style:display-name="WW_CharLFO5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8" style:display-name="WW_CharLFO5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7" style:display-name="WW_CharLFO5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6" style:display-name="WW_CharLFO5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5" style:display-name="WW_CharLFO5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4" style:display-name="WW_CharLFO5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3" style:display-name="WW_CharLFO5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2" style:display-name="WW_CharLFO5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1" style:display-name="WW_CharLFO5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9" style:display-name="WW_CharLFO4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7" style:display-name="WW_CharLFO4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6" style:display-name="WW_CharLFO4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4" style:display-name="WW_CharLFO4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3" style:display-name="WW_CharLFO4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9" style:display-name="WW_CharLFO2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7" style:display-name="WW_CharLFO2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6" style:display-name="WW_CharLFO2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4" style:display-name="WW_CharLFO2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3" style:display-name="WW_CharLFO2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Texto_20_de_20_globo_20_Car" style:display-name="Texto de globo C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exto_20_de_20_globo" style:display-name="Texto de globo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3429in" fo:margin-bottom="0in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margin-top="0in" fo:margin-bottom="0.1472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1" fo:font-size="12pt" fo:language="ca" fo:country="ES" style:font-size-asian="12pt" style:font-size-complex="12pt"/>
    </style:style>
    <style:style style:name="MP2" style:family="paragraph" style:parent-style-name="Footnote">
      <style:text-properties fo:language="ca" fo:country="ES"/>
    </style:style>
    <style:style style:name="MT1" style:family="text">
      <style:text-properties officeooo:rsid="000c1257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ES Son Pacs <text:s text:c="37"/><text:span text:style-name="MT1">Curs 2019/20</text:span><text:tab/><text:tab/>FP Bàsica</text:p>
      </style:header>
      <style:footer>
        <text:p text:style-name="MP2"><text:tab/><text:span text:style-name="MT2">pàg. </text:span><text:span text:style-name="MT2"><text:page-number text:select-page="current">1</text:page-number></text:span><text:span text:style-name="MT2"><text:s/>de </text:span><text:span text:style-name="MT2"><text:page-count>1</text:page-count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2:15:37</meta:creation-date>
    <meta:generator>LibreOffice/6.0.7.3$Linux_X86_64 LibreOffice_project/00m0$Build-3</meta:generator>
    <meta:editing-duration>P1DT2H7M25S</meta:editing-duration>
    <meta:editing-cycles>323</meta:editing-cycles>
    <dc:date>2019-09-03T19:10:05.787189409</dc:date>
    <meta:document-statistic meta:table-count="0" meta:image-count="0" meta:object-count="0" meta:page-count="1" meta:paragraph-count="4" meta:word-count="26" meta:character-count="172" meta:non-whitespace-character-count="111"/>
  </office:meta>
</office:document-meta>
</file>